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Liberation Mono2" svg:font-family="'Liberation Mono', 'Nimbus Mono L', 'DejaVu Sans Mono'" style:font-family-generic="swiss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9.95cm"/>
    </style:style>
    <style:style style:name="gr3" style:family="graphic" style:parent-style-name="standard">
      <style:graphic-properties draw:stroke="none" draw:fill="none" fo:min-height="5.591cm"/>
    </style:style>
    <style:style style:name="gr4" style:family="graphic" style:parent-style-name="standard">
      <style:graphic-properties draw:stroke="none" draw:fill="none" fo:min-height="12.95cm"/>
    </style:style>
    <style:style style:name="gr5" style:family="graphic" style:parent-style-name="standard">
      <style:graphic-properties draw:stroke="none" draw:fill="none" fo:min-height="15.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363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4.455cm"/>
    </style:style>
    <style:style style:name="pr10" style:family="presentation" style:parent-style-name="Default-subtitle">
      <style:graphic-properties draw:fill-color="#ffffff" fo:min-height="6.455cm"/>
    </style:style>
    <style:style style:name="pr11" style:family="presentation" style:parent-style-name="Default-subtitle">
      <style:graphic-properties draw:fill-color="#ffffff" draw:auto-grow-height="true" fo:min-height="16.255cm"/>
    </style:style>
    <style:style style:name="pr12" style:family="presentation" style:parent-style-name="Default-subtitle">
      <style:graphic-properties draw:fill-color="#ffffff" fo:min-height="3.886cm"/>
    </style:style>
    <style:style style:name="pr13" style:family="presentation" style:parent-style-name="Default-subtitle">
      <style:graphic-properties draw:fill-color="#ffffff" fo:min-height="5.101cm"/>
    </style:style>
    <style:style style:name="pr14" style:family="presentation" style:parent-style-name="Default-subtitle">
      <style:graphic-properties draw:fill-color="#ffffff" fo:min-height="8.901cm"/>
    </style:style>
    <style:style style:name="pr15" style:family="presentation" style:parent-style-name="Default-subtitle">
      <style:graphic-properties draw:fill-color="#ffffff" fo:min-height="3.712cm"/>
    </style:style>
    <style:style style:name="pr16" style:family="presentation" style:parent-style-name="Default-subtitle">
      <style:graphic-properties draw:fill-color="#ffffff" fo:min-height="15.2cm"/>
    </style:style>
    <style:style style:name="pr17" style:family="presentation" style:parent-style-name="Default-subtitle">
      <style:graphic-properties draw:fill-color="#ffffff" fo:min-height="2.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20" style:family="paragraph">
      <style:paragraph-properties fo:text-align="start"/>
      <style:text-properties fo:font-size="16pt" style:font-size-asian="16pt" style:font-size-complex="16pt"/>
    </style:style>
    <style:style style:name="P21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text-align="start"/>
      <style:text-properties fo:font-size="10pt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-color="#ffffff"/>
      <style:text-properties fo:font-size="28pt" style:font-size-asian="28pt" style:font-size-complex="28pt"/>
    </style:style>
    <style:style style:name="P27" style:family="paragraph">
      <style:paragraph-properties fo:text-align="start"/>
      <style:text-properties fo:font-size="15pt" style:font-size-asian="15pt" style:font-size-complex="15pt"/>
    </style:style>
    <style:style style:name="P28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29" style:family="paragraph">
      <style:text-properties fo:color="#ff0000" fo:font-size="32pt" style:font-size-asian="32pt" style:font-size-complex="32pt"/>
    </style:style>
    <style:style style:name="P30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31" style:family="paragraph">
      <style:text-properties fo:color="#669900" fo:font-size="40pt" style:font-size-asian="40pt" style:font-size-complex="40pt"/>
    </style:style>
    <style:style style:name="P32" style:family="paragraph">
      <loext:graphic-properties draw:fill="none" draw:fill-color="#ffffff"/>
      <style:text-properties fo:color="#669900" fo:font-size="40pt" style:font-size-asian="40pt" style:font-size-complex="40pt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3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Liberation Sans2" fo:font-size="20pt" style:font-name-asian="Liberation Mono1" style:font-size-asian="20pt" style:font-name-complex="Liberation Mono1" style:font-size-complex="20pt"/>
    </style:style>
    <style:style style:name="T6" style:family="text">
      <style:text-properties style:font-name="Liberation Mono1" fo:font-size="15pt" fo:font-weight="bold" style:font-name-asian="Liberation Mono1" style:font-size-asian="15pt" style:font-weight-asian="bold" style:font-name-complex="Liberation Mono1" style:font-size-complex="15pt" style:font-weight-complex="bold"/>
    </style:style>
    <style:style style:name="T7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1" style:family="text">
      <style:text-properties fo:color="#ff0000" style:font-name="Liberation Mono1" fo:font-size="14pt" style:font-name-asian="Liberation Mono1" style:font-size-asian="14pt" style:font-name-complex="Liberation Mono1" style:font-size-complex="14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14" style:family="text">
      <style:text-properties fo:color="#ff0000" style:font-name="Liberation Mono1" fo:font-size="20pt" style:font-name-asian="Liberation Mono1" style:font-size-asian="20pt" style:font-name-complex="Liberation Mono1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ff0000" style:font-name="Liberation Mono1" fo:font-size="15pt" style:font-name-asian="Liberation Mono1" style:font-size-asian="15pt" style:font-name-complex="Liberation Mono1" style:font-size-complex="15pt"/>
    </style:style>
    <style:style style:name="T17" style:family="text">
      <style:text-properties fo:color="#ff0000" style:font-name="Liberation Mono1" fo:font-size="15pt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style:font-name="Liberation Mono1" fo:font-size="40pt" style:font-name-asian="Liberation Mono1" style:font-size-asian="40pt" style:font-name-complex="Liberation Mono1" style:font-size-complex="40pt"/>
    </style:style>
    <style:style style:name="T22" style:family="text">
      <style:text-properties fo:color="#669900" style:font-name="Liberation Mono1" fo:font-size="15pt" style:font-name-asian="Liberation Mono1" style:font-size-asian="15pt" style:font-name-complex="Liberation Mono1" style:font-size-complex="15pt"/>
    </style:style>
    <style:style style:name="T23" style:family="text">
      <style:text-properties fo:color="#ff0000" fo:font-size="32pt" style:font-size-asian="32pt" style:font-size-complex="32pt"/>
    </style:style>
    <style:style style:name="T24" style:family="text">
      <style:text-properties fo:color="#669900" fo:font-size="32pt" style:font-size-asian="32pt" style:font-size-complex="32pt"/>
    </style:style>
    <style:style style:name="T25" style:family="text">
      <style:text-properties fo:color="#000000" fo:font-size="20pt" style:font-size-asian="20pt" style:font-size-complex="20pt"/>
    </style:style>
    <style:style style:name="T26" style:family="text">
      <style:text-properties style:font-name="Liberation Mono1" fo:font-size="36pt" style:font-name-asian="Liberation Mono1" style:font-size-asian="36pt" style:font-name-complex="Liberation Mono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ble of Conten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1. Introduction to React</text:p>
            <text:p text:style-name="P1">2. React Compon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5" draw:layer="layout" svg:width="25.199cm" svg:height="16.255cm" svg:x="1.6cm" svg:y="2.2cm" presentation:class="subtitle" presentation:user-transformed="true">
          <draw:text-box>
            <text:p text:style-name="P4"><text:span text:style-name="T1">1. Introduction to Re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8" draw:layer="layout" svg:width="25.199cm" svg:height="12.179cm" svg:x="1.4cm" svg:y="4.914cm" presentation:class="subtitle">
          <draw:text-box>
            <text:p text:style-name="P7"><text:span text:style-name="T2">React is a JavaScript library for building user interfaces.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What is React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xercise 0.0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2">Since React is basically a javascript library so why not solve a few </text:span><text:span text:style-name="T2">javascript problems before proceeding further? Can you solve these </text:span><text:span text:style-name="T2">problems?</text:span></text:p>
                <text:p text:style-name="P7"><text:span text:style-name="T2"/></text:p>
                <text:p text:style-name="P7"><text:span text:style-name="T2">Given Array </text:span><text:span text:style-name="T3">[10, 20, 30, 40, 50].</text:span></text:p>
                <text:p text:style-name="P7"><text:span text:style-name="T3"/></text:p>
                <text:p text:style-name="P7"><text:span text:style-name="T4">1. Write a javascript program to remove last array element.</text:span></text:p>
                <text:p text:style-name="P7"><text:span text:style-name="T2">2. Write a javascript program to remove element with value 40.</text:span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3" draw:layer="layout" svg:width="25.199cm" svg:height="16.255cm" svg:x="1.4cm" svg:y="1.937cm" presentation:class="subtitle" presentation:user-transformed="true">
          <draw:text-box>
            <text:p>A Reac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draw:style-name="gr2" draw:text-style-name="P9" draw:layer="layout" svg:width="28.2cm" svg:height="20.2cm" svg:x="-0.2cm" svg:y="0.8cm">
          <draw:text-box>
            <text:p text:style-name="P1"><text:span text:style-name="T6">index.html</text:span></text:p>
            <text:p text:style-name="P1"><text:span text:style-name="T7"/></text:p>
            <text:p text:style-name="P1"><text:span text:style-name="T7">&lt;!DOCTYPE html&gt;</text:span></text:p>
            <text:p text:style-name="P1"><text:span text:style-name="T7">&lt;html&gt;</text:span></text:p>
            <text:p text:style-name="P1"><text:span text:style-name="T7"><text:s text:c="2"/></text:span><text:span text:style-name="T7">&lt;head&gt;</text:span></text:p>
            <text:p text:style-name="P1"><text:span text:style-name="T7"><text:s text:c="4"/></text:span><text:span text:style-name="T7">&lt;meta charset="UTF-8" /&gt;</text:span></text:p>
            <text:p text:style-name="P1"><text:span text:style-name="T7"><text:s text:c="4"/></text:span><text:span text:style-name="T7">&lt;title&gt;Hello World&lt;/title&gt;</text:span></text:p>
            <text:p text:style-name="P1"><text:span text:style-name="T7"><text:s text:c="4"/></text:span><text:span text:style-name="T7">&lt;script src="https://unpkg.com/react@16/umd/react.development.js"&gt;&lt;/script&gt;</text:span></text:p>
            <text:p text:style-name="P1"><text:span text:style-name="T7"><text:s text:c="4"/></text:span><text:span text:style-name="T7">&lt;script src="https://unpkg.com/react-dom@16/umd/react-dom.development.js"&gt;&lt;/script&gt;</text:span></text:p>
            <text:p text:style-name="P1"><text:span text:style-name="T7"><text:s text:c="4"/></text:span></text:p>
            <text:p text:style-name="P1"><text:span text:style-name="T7"><text:s text:c="4"/></text:span><text:span text:style-name="T7">&lt;!-- Don't use this in production: --&gt;</text:span></text:p>
            <text:p text:style-name="P1"><text:span text:style-name="T7"><text:s text:c="4"/></text:span><text:span text:style-name="T7">&lt;script src="https://unpkg.com/babel-standalone@6.15.0/babel.min.js"&gt;&lt;/script&gt;</text:span></text:p>
            <text:p text:style-name="P1"><text:span text:style-name="T7"><text:s text:c="2"/></text:span><text:span text:style-name="T7">&lt;/head&gt;</text:span></text:p>
            <text:p text:style-name="P1"><text:span text:style-name="T7"><text:s text:c="2"/></text:span><text:span text:style-name="T7">&lt;body&gt;</text:span></text:p>
            <text:p text:style-name="P1"><text:span text:style-name="T7"/></text:p>
            <text:p text:style-name="P1"><text:span text:style-name="T7"><text:s text:c="4"/></text:span><text:span text:style-name="T7">&lt;div id="root"&gt;&lt;/div&gt;</text:span></text:p>
            <text:p text:style-name="P1"><text:span text:style-name="T7"/></text:p>
            <text:p text:style-name="P1"><text:span text:style-name="T7"><text:s text:c="4"/></text:span><text:span text:style-name="T7">&lt;script type="text/babel"&gt;</text:span></text:p>
            <text:p text:style-name="P1"><text:span text:style-name="T7"><text:s text:c="6"/></text:span><text:span text:style-name="T7">ReactDOM.render(</text:span></text:p>
            <text:p text:style-name="P1"><text:span text:style-name="T7"><text:s text:c="8"/></text:span><text:span text:style-name="T7">&lt;h1&gt;Hello, world!&lt;/h1&gt;,</text:span></text:p>
            <text:p text:style-name="P1"><text:span text:style-name="T7"><text:s text:c="8"/></text:span><text:span text:style-name="T7">document.getElementById('root')</text:span></text:p>
            <text:p text:style-name="P1"><text:span text:style-name="T7"><text:s text:c="6"/></text:span><text:span text:style-name="T7">);</text:span></text:p>
            <text:p text:style-name="P1"><text:span text:style-name="T7"><text:s text:c="4"/></text:span><text:span text:style-name="T7">&lt;/script&gt;</text:span></text:p>
            <text:p text:style-name="P1"><text:span text:style-name="T7"/></text:p>
            <text:p text:style-name="P1"><text:span text:style-name="T7"><text:s text:c="2"/></text:span><text:span text:style-name="T7">&lt;/body&gt;</text:span></text:p>
            <text:p text:style-name="P1"><text:span text:style-name="T7">&lt;/html&gt;</text:span></text:p>
            <text:p text:style-name="P1"><text:span text:style-name="T7"/></text:p>
            <text:p text:style-name="P1"><text:span text:style-name="T6"/></text:p>
            <text:p text:style-name="P1"><text:span text:style-name="T6">Output :-</text:span></text:p>
          </draw:text-box>
        </draw:frame>
        <draw:frame presentation:style-name="pr7" draw:text-style-name="P10" draw:layer="layout" svg:width="25.199cm" svg:height="1.363cm" svg:x="1.4cm" svg:y="0.237cm" presentation:class="title" presentation:user-transformed="true">
          <draw:text-box>
            <text:p text:style-name="P10"><text:span text:style-name="T8">Example 1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2" draw:layer="layout" svg:width="25.199cm" svg:height="16.255cm" svg:x="1.401cm" svg:y="2.145cm" presentation:class="subtitle" presentation:user-transformed="true">
          <draw:text-box>
            <text:p text:style-name="P11"><text:span text:style-name="T9">Is that too much to take at once?</text:span></text:p>
            <text:p text:style-name="P11"><text:span text:style-name="T9">Let’s break it down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HEADER</text:p>
          </draw:text-box>
        </draw:frame>
        <draw:frame draw:style-name="gr3" draw:text-style-name="P13" draw:layer="layout" svg:width="28cm" svg:height="5.841cm" svg:x="0cm" svg:y="6.559cm">
          <draw:text-box>
            <text:p text:style-name="P1"><text:span text:style-name="T10"><text:s text:c="2"/></text:span><text:span text:style-name="T10">&lt;head&gt;</text:span></text:p>
            <text:p text:style-name="P1"><text:span text:style-name="T10"><text:s text:c="4"/></text:span><text:span text:style-name="T10">&lt;meta charset="UTF-8" /&gt;</text:span></text:p>
            <text:p text:style-name="P1"><text:span text:style-name="T10"><text:s text:c="4"/></text:span><text:span text:style-name="T10">&lt;title&gt;Hello World&lt;/title&gt;</text:span></text:p>
            <text:p text:style-name="P1"><text:span text:style-name="T10"><text:s text:c="4"/></text:span><text:span text:style-name="T10">&lt;script src="https://unpkg.com/react@16/umd/</text:span><text:span text:style-name="T11">react.development.js</text:span><text:span text:style-name="T10">"&gt;&lt;/script&gt;</text:span></text:p>
            <text:p text:style-name="P1"><text:span text:style-name="T10"><text:s text:c="4"/></text:span><text:span text:style-name="T10">&lt;script src="https://unpkg.com/react-dom@16/umd/</text:span><text:span text:style-name="T11">react-dom.development.js</text:span><text:span text:style-name="T10">"&gt;&lt;/script&gt;</text:span></text:p>
            <text:p text:style-name="P1"><text:span text:style-name="T10"><text:s text:c="4"/></text:span></text:p>
            <text:p text:style-name="P1"><text:span text:style-name="T10"><text:s text:c="4"/></text:span><text:span text:style-name="T10">&lt;!-- Don't use this in production: --&gt;</text:span></text:p>
            <text:p text:style-name="P1"><text:span text:style-name="T10"><text:s text:c="4"/></text:span><text:span text:style-name="T10">&lt;script src="https://unpkg.com/babel-standalone@6.15.0/</text:span><text:span text:style-name="T11">babel.min.js</text:span><text:span text:style-name="T10">"&gt;&lt;/script&gt;</text:span></text:p>
            <text:p text:style-name="P1"><text:span text:style-name="T10"><text:s text:c="2"/></text:span><text:span text:style-name="T10">&lt;/head&gt;</text:span></text:p>
            <text:p text:style-name="P1"><text:span text:style-name="T10"/></text:p>
          </draw:text-box>
        </draw:frame>
        <draw:frame presentation:style-name="pr6" draw:text-style-name="P15" draw:layer="layout" svg:width="26cm" svg:height="1.8cm" svg:x="0.8cm" svg:y="18.2cm" presentation:class="outline" presentation:user-transformed="true">
          <draw:text-box>
            <text:list text:style-name="L2">
              <text:list-header>
                <text:p text:style-name="P14"><text:span text:style-name="T12">It just adds react, react-dom and babel library packag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BODY</text:p>
          </draw:text-box>
        </draw:frame>
        <draw:frame presentation:style-name="pr9" draw:text-style-name="P17" draw:layer="layout" svg:width="25.199cm" svg:height="4.455cm" svg:x="1.201cm" svg:y="15.801cm">
          <draw:text-box>
            <text:p text:style-name="P16">We define an element with ID as root. Can anything be more simpler than that?</text:p>
          </draw:text-box>
        </draw:frame>
        <draw:frame draw:style-name="gr4" draw:text-style-name="P19" draw:layer="layout" svg:width="26.4cm" svg:height="13.2cm" svg:x="0.8cm" svg:y="4.6cm">
          <draw:text-box>
            <text:p text:style-name="P18"><text:span text:style-name="T13">&lt;div </text:span><text:span text:style-name="T14">id=”root”</text:span><text:span text:style-name="T13">&gt;&lt;/div&gt;</text:span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1" draw:layer="layout" svg:width="25.199cm" svg:height="3.506cm" svg:x="1.4cm" svg:y="0.837cm" presentation:class="title">
          <draw:text-box>
            <text:p>Script</text:p>
          </draw:text-box>
        </draw:frame>
        <draw:frame draw:style-name="gr4" draw:text-style-name="P19" draw:layer="layout" svg:width="26.4cm" svg:height="13.2cm" svg:x="0.8cm" svg:y="4.6cm">
          <draw:text-box>
            <text:p text:style-name="P18"><text:span text:style-name="T13">&lt;script type="text/babel"&gt;</text:span></text:p>
            <text:p text:style-name="P18"><text:span text:style-name="T13"><text:tab/></text:span><text:span text:style-name="T14">ReactDOM.render(</text:span></text:p>
            <text:p text:style-name="P18"><text:span text:style-name="T13"><text:s text:c="3"/></text:span><text:span text:style-name="T13"><text:tab/></text:span><text:span text:style-name="T13">&lt;h1&gt;Hello, world!&lt;/h1&gt;,</text:span></text:p>
            <text:p text:style-name="P18"><text:span text:style-name="T13"><text:tab/></text:span><text:span text:style-name="T13"><text:tab/></text:span><text:span text:style-name="T13">document.getElementById('</text:span><text:span text:style-name="T14">root</text:span><text:span text:style-name="T13">')</text:span></text:p>
            <text:p text:style-name="P18"><text:span text:style-name="T13"><text:tab/></text:span><text:span text:style-name="T14">);</text:span></text:p>
            <text:p text:style-name="P18"><text:span text:style-name="T13">&lt;/script&gt;</text:span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1" draw:layer="layout" svg:width="25.199cm" svg:height="3.506cm" svg:x="1.4cm" svg:y="0.837cm" presentation:class="title">
          <draw:text-box>
            <text:p>Script</text:p>
          </draw:text-box>
        </draw:frame>
        <draw:frame presentation:style-name="pr10" draw:text-style-name="P21" draw:layer="layout" svg:width="25.199cm" svg:height="6.455cm" svg:x="2.6cm" svg:y="14.6cm" presentation:class="subtitle" presentation:user-transformed="true">
          <draw:text-box>
            <text:p text:style-name="P20"><text:span text:style-name="T15">ReactDOM.render takes 2 parameters – what to display and where to display.</text:span></text:p>
            <text:p text:style-name="P20"><text:span text:style-name="T15"/></text:p>
            <text:p text:style-name="P20"><text:span text:style-name="T15">1. What to display <text:s text:c="2"/>- <text:s text:c="3"/></text:span><text:span text:style-name="T15"><text:tab/></text:span><text:span text:style-name="T15">&lt;h1&gt;Hello, world!&lt;/h1&gt;</text:span></text:p>
            <text:p text:style-name="P20"><text:span text:style-name="T15">2. Where to display - </text:span><text:span text:style-name="T15"><text:tab/></text:span><text:span text:style-name="T15">document.getElementById('root')</text:span></text:p>
          </draw:text-box>
        </draw:frame>
        <draw:frame draw:style-name="gr4" draw:text-style-name="P19" draw:layer="layout" svg:width="26.4cm" svg:height="13.2cm" svg:x="0.8cm" svg:y="4.6cm">
          <draw:text-box>
            <text:p text:style-name="P18"><text:span text:style-name="T13">&lt;script type="text/babel"&gt;</text:span></text:p>
            <text:p text:style-name="P18"><text:span text:style-name="T13"><text:tab/></text:span><text:span text:style-name="T14">ReactDOM.render(</text:span></text:p>
            <text:p text:style-name="P18"><text:span text:style-name="T13"><text:s text:c="3"/></text:span><text:span text:style-name="T13"><text:tab/></text:span><text:span text:style-name="T13">&lt;h1&gt;Hello, world!&lt;/h1&gt;,</text:span></text:p>
            <text:p text:style-name="P18"><text:span text:style-name="T13"><text:tab/></text:span><text:span text:style-name="T13"><text:tab/></text:span><text:span text:style-name="T13">document.getElementById('</text:span><text:span text:style-name="T14">root</text:span><text:span text:style-name="T13">')</text:span></text:p>
            <text:p text:style-name="P18"><text:span text:style-name="T13"><text:tab/></text:span><text:span text:style-name="T14">);</text:span></text:p>
            <text:p text:style-name="P18"><text:span text:style-name="T13">&lt;/script&gt;</text:span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5" draw:text-style-name="P9" draw:layer="layout" svg:width="28.2cm" svg:height="16.08cm" svg:x="0cm" svg:y="4.12cm">
          <draw:text-box>
            <text:p text:style-name="P22"><text:span text:style-name="T7"/></text:p>
            <text:p text:style-name="P22"><text:span text:style-name="T7">&lt;!DOCTYPE html&gt;</text:span></text:p>
            <text:p text:style-name="P22"><text:span text:style-name="T7">&lt;html&gt;</text:span></text:p>
            <text:p text:style-name="P22"><text:span text:style-name="T7"><text:s text:c="2"/></text:span><text:span text:style-name="T7">&lt;head&gt;</text:span></text:p>
            <text:p text:style-name="P22"><text:span text:style-name="T7"><text:s text:c="4"/></text:span><text:span text:style-name="T7">&lt;meta charset="UTF-8" /&gt;</text:span></text:p>
            <text:p text:style-name="P22"><text:span text:style-name="T7"><text:s text:c="4"/></text:span><text:span text:style-name="T7">&lt;title&gt;Hello World&lt;/title&gt;</text:span></text:p>
            <text:p text:style-name="P22"><text:span text:style-name="T7"><text:s text:c="4"/></text:span><text:span text:style-name="T7">&lt;script src="https://unpkg.com/react@16/umd/</text:span><text:span text:style-name="T16">react.development.js</text:span><text:span text:style-name="T7">"&gt;&lt;/script&gt;</text:span></text:p>
            <text:p text:style-name="P22"><text:span text:style-name="T7"><text:s text:c="4"/></text:span><text:span text:style-name="T7">&lt;script src="https://unpkg.com/react-dom@16/umd/</text:span><text:span text:style-name="T16">react-dom.development.js</text:span><text:span text:style-name="T7">"&gt;&lt;/script&gt;</text:span></text:p>
            <text:p text:style-name="P22"><text:span text:style-name="T7"><text:s text:c="4"/></text:span></text:p>
            <text:p text:style-name="P22"><text:span text:style-name="T7"><text:s text:c="4"/></text:span><text:span text:style-name="T7">&lt;!-- Don't use this in production: --&gt;</text:span></text:p>
            <text:p text:style-name="P22"><text:span text:style-name="T7"><text:s text:c="4"/></text:span><text:span text:style-name="T7">&lt;script src="https://unpkg.com/babel-standalone@6.15.0/</text:span><text:span text:style-name="T16">babel.min.js</text:span><text:span text:style-name="T7">"&gt;&lt;/script&gt;</text:span></text:p>
            <text:p text:style-name="P22"><text:span text:style-name="T7"><text:s text:c="2"/></text:span><text:span text:style-name="T7">&lt;/head&gt;</text:span></text:p>
            <text:p text:style-name="P22"><text:span text:style-name="T7"><text:s text:c="2"/></text:span><text:span text:style-name="T7">&lt;body&gt;</text:span></text:p>
            <text:p text:style-name="P22"><text:span text:style-name="T7"/></text:p>
            <text:p text:style-name="P22"><text:span text:style-name="T7"><text:s text:c="4"/></text:span><text:span text:style-name="T7">&lt;div </text:span><text:span text:style-name="T16">id="root"</text:span><text:span text:style-name="T7">&gt;&lt;/div&gt;</text:span></text:p>
            <text:p text:style-name="P22"><text:span text:style-name="T7"/></text:p>
            <text:p text:style-name="P22"><text:span text:style-name="T7"><text:s text:c="4"/></text:span><text:span text:style-name="T7">&lt;script type="text/babel"&gt;</text:span></text:p>
            <text:p text:style-name="P22"><text:span text:style-name="T7"><text:s text:c="6"/></text:span><text:span text:style-name="T16">ReactDOM.render(</text:span></text:p>
            <text:p text:style-name="P22"><text:span text:style-name="T7"><text:s text:c="8"/></text:span><text:span text:style-name="T7">&lt;h1&gt;Hello, world!&lt;/h1&gt;,</text:span></text:p>
            <text:p text:style-name="P22"><text:span text:style-name="T7"><text:s text:c="8"/></text:span><text:span text:style-name="T7">document.getElementById('</text:span><text:span text:style-name="T16">root</text:span><text:span text:style-name="T7">')</text:span></text:p>
            <text:p text:style-name="P22"><text:span text:style-name="T16"><text:s text:c="6"/></text:span><text:span text:style-name="T17">);</text:span></text:p>
            <text:p text:style-name="P22"><text:span text:style-name="T7"><text:s text:c="4"/></text:span><text:span text:style-name="T7">&lt;/script&gt;</text:span></text:p>
            <text:p text:style-name="P22"><text:span text:style-name="T7"/></text:p>
            <text:p text:style-name="P22"><text:span text:style-name="T7"><text:s text:c="2"/></text:span><text:span text:style-name="T7">&lt;/body&gt;</text:span></text:p>
            <text:p text:style-name="P22"><text:span text:style-name="T7">&lt;/html&gt;</text:span></text:p>
          </draw:text-box>
        </draw:frame>
        <draw:frame presentation:style-name="pr1" draw:text-style-name="P23" draw:layer="layout" svg:width="25.199cm" svg:height="3.506cm" svg:x="1.4cm" svg:y="0.837cm" presentation:class="title">
          <draw:text-box>
            <text:p text:style-name="P23"><text:span text:style-name="T18">Pieces stitched toget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Try it yourself</text:p>
          </draw:text-box>
        </draw:frame>
        <draw:frame presentation:style-name="pr6" draw:text-style-name="P24" draw:layer="layout" svg:width="25.199cm" svg:height="12.179cm" svg:x="1.4cm" svg:y="4.914cm" presentation:class="outline">
          <draw:text-box>
            <text:list text:style-name="L2">
              <text:list-header>
                <text:p text:style-name="P18"><text:span text:style-name="T2">Can you run the same example locall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xercise 1.1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1. Change the message from </text:span><text:span text:style-name="T13">Hello, world! </text:span><text:span text:style-name="T5">to</text:span><text:span text:style-name="T13"> I am great!</text:span></text:p>
                <text:p><text:span text:style-name="T5">2. Can you print both lines one using h1 tag and another one using h2?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5" draw:layer="layout" svg:width="25.199cm" svg:height="16.255cm" svg:x="1.6cm" svg:y="2.2cm" presentation:class="subtitle" presentation:user-transformed="true">
          <draw:text-box>
            <text:p text:style-name="P4"><text:span text:style-name="T1">2. React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11" draw:text-style-name="P26" draw:layer="layout" svg:width="25.199cm" svg:height="16.255cm" svg:x="1.5cm" svg:y="2.137cm" presentation:class="subtitle" presentation:user-transformed="true">
          <draw:text-box>
            <text:p text:style-name="P25"><text:span text:style-name="T19">Let’s understand Component with Examp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3" draw:layer="layout" svg:width="25.199cm" svg:height="3.506cm" svg:x="1.4cm" svg:y="0.837cm" presentation:class="title">
          <draw:text-box>
            <text:p text:style-name="P23"><text:span text:style-name="T20">Script section without using Component</text:span></text:p>
          </draw:text-box>
        </draw:frame>
        <draw:frame presentation:style-name="pr12" draw:text-style-name="P28" draw:layer="layout" svg:width="25.199cm" svg:height="3.886cm" svg:x="1.4cm" svg:y="4.914cm" presentation:class="subtitle" presentation:user-transformed="true">
          <draw:text-box>
            <text:p text:style-name="P27"><text:span text:style-name="T7">ReactDOM.render(</text:span></text:p>
            <text:p text:style-name="P27"><text:span text:style-name="T7"><text:tab/></text:span><text:span text:style-name="T7">&lt;h1&gt;Hello, world!&lt;/h1&gt;,</text:span></text:p>
            <text:p text:style-name="P27"><text:span text:style-name="T7"><text:tab/></text:span><text:span text:style-name="T7">document.getElementById('</text:span><text:span text:style-name="T16">root</text:span><text:span text:style-name="T7">')</text:span></text:p>
            <text:p text:style-name="P27"><text:span text:style-name="T7">);</text:span></text:p>
            <text:p text:style-name="P27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3" draw:layer="layout" svg:width="25.199cm" svg:height="3.506cm" svg:x="1.4cm" svg:y="0.837cm" presentation:class="title">
          <draw:text-box>
            <text:p text:style-name="P23"><text:span text:style-name="T20">Script section using component</text:span></text:p>
          </draw:text-box>
        </draw:frame>
        <draw:frame presentation:style-name="pr12" draw:text-style-name="P28" draw:layer="layout" svg:width="25.199cm" svg:height="7.213cm" svg:x="1.4cm" svg:y="4.91cm" presentation:class="subtitle" presentation:user-transformed="true">
          <draw:text-box>
            <text:p text:style-name="P27"><text:span text:style-name="T7"/></text:p>
            <text:p text:style-name="P27"><text:span text:style-name="T7">const Greetings</text:span><text:span text:style-name="T7"> = () =&gt; { </text:span></text:p>
            <text:p text:style-name="P27"><text:span text:style-name="T7"><text:tab/></text:span><text:span text:style-name="T7">return &lt;h1&gt;Hello, world!&lt;/h1&gt;;</text:span></text:p>
            <text:p text:style-name="P27"><text:span text:style-name="T7">}</text:span></text:p>
            <text:p text:style-name="P27"><text:span text:style-name="T7"/></text:p>
            <text:p text:style-name="P27"><text:span text:style-name="T7">ReactDOM.render(</text:span></text:p>
            <text:p text:style-name="P27"><text:span text:style-name="T7"><text:tab/></text:span><text:span text:style-name="T7">&lt;Greetings</text:span><text:span text:style-name="T7"> /&gt;,</text:span></text:p>
            <text:p text:style-name="P27"><text:span text:style-name="T7"><text:tab/></text:span><text:span text:style-name="T7">document.getElementById('</text:span><text:span text:style-name="T16">root</text:span><text:span text:style-name="T7">')</text:span></text:p>
            <text:p text:style-name="P27"><text:span text:style-name="T7">);</text:span></text:p>
            <text:p text:style-name="P27"><text:span text:style-name="T7"/></text:p>
            <text:p text:style-name="P27"><text:span text:style-name="T7"/></text:p>
            <text:p text:style-name="P27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14">
        <draw:frame presentation:style-name="pr8" draw:layer="layout" svg:width="25.199cm" svg:height="3.506cm" svg:x="1.4cm" svg:y="0.837cm" presentation:class="title">
          <draw:text-box>
            <text:p><text:span text:style-name="T21">Example 2.1</text:span></text:p>
          </draw:text-box>
        </draw:frame>
        <draw:frame presentation:style-name="pr13" draw:text-style-name="P28" draw:layer="layout" svg:width="25.199cm" svg:height="5.101cm" svg:x="1.202cm" svg:y="6.099cm">
          <draw:text-box>
            <text:p text:style-name="P27"><text:span text:style-name="T7">const Greetings = () =&gt; { </text:span></text:p>
            <text:p text:style-name="P27"><text:span text:style-name="T7"><text:tab/></text:span><text:span text:style-name="T7">return (</text:span></text:p>
            <text:p text:style-name="P27"><text:span text:style-name="T7"><text:tab/></text:span><text:span text:style-name="T7"><text:tab/></text:span><text:span text:style-name="T7">&lt;h1&gt;Hi there&lt;/h1&gt;</text:span></text:p>
            <text:p text:style-name="P27"><text:span text:style-name="T7"><text:tab/></text:span><text:span text:style-name="T7"> </text:span><text:span text:style-name="T7"><text:tab/></text:span><text:span text:style-name="T7">&lt;p&gt;Good to see you!&lt;/p&gt;</text:span></text:p>
            <text:p text:style-name="P27"><text:span text:style-name="T7"><text:tab/></text:span><text:span text:style-name="T7">);</text:span></text:p>
            <text:p text:style-name="P27"><text:span text:style-name="T7">}</text:span></text:p>
          </draw:text-box>
        </draw:frame>
        <draw:frame presentation:style-name="pr14" draw:text-style-name="P28" draw:layer="layout" svg:width="25.199cm" svg:height="8.901cm" svg:x="1.001cm" svg:y="10.499cm">
          <draw:text-box>
            <text:p text:style-name="P27"><text:span text:style-name="T7">const Greetings = () =&gt; { </text:span></text:p>
            <text:p text:style-name="P27"><text:span text:style-name="T7"><text:tab/></text:span><text:span text:style-name="T7">return </text:span><text:span text:style-name="T22">(</text:span></text:p>
            <text:p text:style-name="P27"><text:span text:style-name="T7"><text:tab/></text:span><text:span text:style-name="T7"><text:tab/></text:span><text:span text:style-name="T22">&lt;div&gt;</text:span></text:p>
            <text:p text:style-name="P27"><text:span text:style-name="T7"><text:tab/></text:span><text:span text:style-name="T7"><text:tab/></text:span><text:span text:style-name="T7"><text:tab/></text:span><text:span text:style-name="T7">&lt;h1&gt;Hi there&lt;/h1&gt;</text:span></text:p>
            <text:p text:style-name="P27"><text:span text:style-name="T7"><text:tab/></text:span><text:span text:style-name="T7"> </text:span><text:span text:style-name="T7"><text:tab/></text:span><text:span text:style-name="T7"><text:tab/></text:span><text:span text:style-name="T7">&lt;p&gt;Good to see you!&lt;/p&gt;</text:span></text:p>
            <text:p text:style-name="P27"><text:span text:style-name="T7"><text:tab/></text:span><text:span text:style-name="T7"><text:tab/></text:span><text:span text:style-name="T22">&lt;div&gt;</text:span></text:p>
            <text:p text:style-name="P27"><text:span text:style-name="T7"><text:tab/></text:span><text:span text:style-name="T22">)</text:span><text:span text:style-name="T7">;</text:span></text:p>
            <text:p text:style-name="P27"><text:span text:style-name="T7">}</text:span></text:p>
          </draw:text-box>
        </draw:frame>
        <draw:frame draw:style-name="gr6" draw:text-style-name="P30" draw:layer="layout" svg:width="9cm" svg:height="1.517cm" svg:x="15.8cm" svg:y="6.843cm">
          <draw:text-box draw:corner-radius="0.2cm">
            <text:p text:style-name="P29"><text:span text:style-name="T23">WRONG</text:span></text:p>
          </draw:text-box>
        </draw:frame>
        <draw:frame draw:style-name="gr7" draw:text-style-name="P32" draw:layer="layout" svg:width="11.8cm" svg:height="9.2cm" svg:x="15.6cm" svg:y="11.8cm">
          <draw:text-box>
            <text:p text:style-name="P31"><text:span text:style-name="T24">Correct</text:span></text:p>
            <text:p text:style-name="P31"><text:span text:style-name="T24"/></text:p>
            <text:p text:style-name="P31"><text:span text:style-name="T25">To return more that one html element we need to wrap them using a html tag. </text:span></text:p>
            <text:p text:style-name="P31"><text:span text:style-name="T25"/></text:p>
            <text:p text:style-name="P31"><text:span text:style-name="T25">Also note that the parentheses is needed when we write return statement using more that one line.</text:span></text:p>
          </draw:text-box>
        </draw:frame>
        <draw:frame draw:style-name="gr6" draw:text-style-name="P33" draw:layer="layout" svg:width="26cm" svg:height="0.962cm" svg:x="1cm" svg:y="3.6cm">
          <draw:text-box>
            <text:p>Returing more that one html element from a component.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2" draw:text-style-name="P28" draw:layer="layout" svg:width="25.199cm" svg:height="5.41cm" svg:x="1.001cm" svg:y="4.4cm" presentation:class="subtitle" presentation:user-transformed="true">
          <draw:text-box>
            <text:p text:style-name="P27"><text:span text:style-name="T7"/></text:p>
            <text:p text:style-name="P27"><text:span text:style-name="T7">const Greetings = (props) =&gt; { </text:span></text:p>
            <text:p text:style-name="P27"><text:span text:style-name="T7"><text:tab/></text:span><text:span text:style-name="T7">return &lt;h1&gt;Hi, {props.name}&lt;/h1&gt;;</text:span></text:p>
            <text:p text:style-name="P27"><text:span text:style-name="T7">}</text:span></text:p>
            <text:p text:style-name="P27"><text:span text:style-name="T7"/></text:p>
            <text:p text:style-name="P27"><text:span text:style-name="T7">ReactDOM.render(</text:span></text:p>
            <text:p text:style-name="P27"><text:span text:style-name="T7"><text:tab/></text:span><text:span text:style-name="T7">&lt;Greetings name=”Warner” /&gt;,</text:span></text:p>
            <text:p text:style-name="P27"><text:span text:style-name="T7"><text:tab/></text:span><text:span text:style-name="T7">document.getElementById('</text:span><text:span text:style-name="T16">root</text:span><text:span text:style-name="T7">')</text:span></text:p>
            <text:p text:style-name="P27"><text:span text:style-name="T7">);</text:span></text:p>
          </draw:text-box>
        </draw:frame>
        <draw:frame presentation:style-name="pr12" draw:text-style-name="P28" draw:layer="layout" svg:width="25.199cm" svg:height="3.886cm" svg:x="1.2cm" svg:y="14.464cm">
          <draw:text-box>
            <text:p text:style-name="P27"><text:span text:style-name="T7"/></text:p>
            <text:p text:style-name="P27"><text:span text:style-name="T6">Output:-</text:span></text:p>
            <text:p text:style-name="P27"><text:span text:style-name="T6"/></text:p>
            <text:p text:style-name="P27"><text:span text:style-name="T7"/></text:p>
          </draw:text-box>
        </draw:frame>
        <draw:frame presentation:style-name="pr12" draw:text-style-name="P35" draw:layer="layout" svg:width="25.199cm" svg:height="3.886cm" svg:x="1.001cm" svg:y="0.8cm">
          <draw:text-box>
            <text:p text:style-name="P34"><text:span text:style-name="T21">Example 2.2</text:span></text:p>
          </draw:text-box>
        </draw:frame>
        <draw:frame presentation:style-name="pr12" draw:text-style-name="P28" draw:layer="layout" svg:width="25.199cm" svg:height="3.886cm" svg:x="1cm" svg:y="10.952cm">
          <draw:text-box>
            <text:p text:style-name="P27"><text:span text:style-name="T7">This Example shows how we can pass property to any Component and how can we access that property inside a compon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2" draw:text-style-name="P28" draw:layer="layout" svg:width="25.199cm" svg:height="11.42cm" svg:x="1.001cm" svg:y="5.214cm" presentation:class="subtitle" presentation:user-transformed="true">
          <draw:text-box>
            <text:p text:style-name="P27"><text:span text:style-name="T7"/></text:p>
            <text:p text:style-name="P27"><text:span text:style-name="T7">const Address = (props) =&gt; {</text:span></text:p>
            <text:p text:style-name="P27"><text:span text:style-name="T7"><text:tab/></text:span><text:span text:style-name="T7">return (</text:span></text:p>
            <text:p text:style-name="P27"><text:span text:style-name="T7"><text:s text:c="4"/></text:span><text:span text:style-name="T7"><text:tab/></text:span><text:span text:style-name="T7">&lt;div&gt;</text:span></text:p>
            <text:p text:style-name="P27"><text:span text:style-name="T7"><text:tab/></text:span><text:span text:style-name="T7"> <text:s text:c="5"/></text:span><text:span text:style-name="T7">&lt;h3&gt;{props.name}&lt;/h3&gt;</text:span></text:p>
            <text:p text:style-name="P27"><text:span text:style-name="T7"><text:s text:c="4"/></text:span><text:span text:style-name="T7"><text:tab/></text:span><text:span text:style-name="T7"> <text:s/></text:span><text:span text:style-name="T7">&lt;h4&gt;{props.buildingName}&lt;/h4&gt;</text:span></text:p>
            <text:p text:style-name="P27"><text:span text:style-name="T7"><text:tab/></text:span><text:span text:style-name="T7"> <text:s text:c="5"/></text:span><text:span text:style-name="T7">&lt;h5&gt;PinCode - {props.pinCode}&lt;/h5&gt;</text:span></text:p>
            <text:p text:style-name="P27"><text:span text:style-name="T7"><text:s text:c="4"/></text:span><text:span text:style-name="T7"><text:tab/></text:span><text:span text:style-name="T7">&lt;/div&gt;</text:span></text:p>
            <text:p text:style-name="P27"><text:span text:style-name="T7"><text:s text:c="2"/></text:span><text:span text:style-name="T7"><text:tab/></text:span><text:span text:style-name="T7">);</text:span></text:p>
            <text:p text:style-name="P27"><text:span text:style-name="T7">}</text:span></text:p>
            <text:p text:style-name="P27"><text:span text:style-name="T7"/></text:p>
            <text:p text:style-name="P27"><text:span text:style-name="T7">ReactDOM.render(</text:span></text:p>
            <text:p text:style-name="P27"><text:span text:style-name="T7"><text:tab/></text:span><text:span text:style-name="T7">&lt;Address</text:span></text:p>
            <text:p text:style-name="P27"><text:span text:style-name="T7"><text:tab/></text:span><text:span text:style-name="T7"><text:tab/></text:span><text:span text:style-name="T7">name="Kreeti Technology"</text:span></text:p>
            <text:p text:style-name="P27"><text:span text:style-name="T7"><text:tab/></text:span><text:span text:style-name="T7"><text:tab/></text:span><text:span text:style-name="T7">buildingName="Godrej Genisis"</text:span></text:p>
            <text:p text:style-name="P27"><text:span text:style-name="T7"><text:tab/></text:span><text:span text:style-name="T7"><text:tab/></text:span><text:span text:style-name="T7">pinCode="700901"</text:span></text:p>
            <text:p text:style-name="P27"><text:span text:style-name="T7"><text:tab/></text:span><text:span text:style-name="T7">/&gt;,</text:span></text:p>
            <text:p text:style-name="P27"><text:span text:style-name="T7"><text:tab/></text:span><text:span text:style-name="T7">document.getElementById('</text:span><text:span text:style-name="T16">root</text:span><text:span text:style-name="T7">')</text:span></text:p>
            <text:p text:style-name="P27"><text:span text:style-name="T7">);</text:span></text:p>
          </draw:text-box>
        </draw:frame>
        <draw:frame presentation:style-name="pr15" draw:text-style-name="P28" draw:layer="layout" svg:width="25.199cm" svg:height="3.712cm" svg:x="1.2cm" svg:y="17.238cm">
          <draw:text-box>
            <text:p text:style-name="P27"><text:span text:style-name="T7"/></text:p>
            <text:p text:style-name="P27"><text:span text:style-name="T6">Output:-</text:span></text:p>
            <text:p text:style-name="P27"><text:span text:style-name="T6"/></text:p>
            <text:p text:style-name="P27"><text:span text:style-name="T7"/></text:p>
          </draw:text-box>
        </draw:frame>
        <draw:frame presentation:style-name="pr12" draw:text-style-name="P35" draw:layer="layout" svg:width="25.199cm" svg:height="3.886cm" svg:x="1.001cm" svg:y="0.8cm">
          <draw:text-box>
            <text:p text:style-name="P34"><text:span text:style-name="T21">Example 2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11" draw:text-style-name="P36" draw:layer="layout" svg:width="25.199cm" svg:height="16.255cm" svg:x="1.5cm" svg:y="2.037cm" presentation:class="subtitle" presentation:user-transformed="true">
          <draw:text-box>
            <text:p text:style-name="P18"><text:span text:style-name="T2">In the Last Example we defined a Component called &lt;Address /&gt;.</text:span></text:p>
            <text:p text:style-name="P18"><text:span text:style-name="T2"/></text:p>
            <text:p text:style-name="P18"><text:span text:style-name="T2">This is a <text:s/>generic component, we can call it as many times as needed with different properties.</text:span></text:p>
            <text:p text:style-name="P18"><text:span text:style-name="T2"/></text:p>
            <text:p text:style-name="P18"><text:span text:style-name="T2">This is how Components in React helps us. We define a generic component, style it as we want and apply any user interaction needed. To output a new Address we can just call the Address component and pass the propert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6" draw:text-style-name="P28" draw:layer="layout" svg:width="25.199cm" svg:height="15.2cm" svg:x="1.001cm" svg:y="2.6cm" presentation:class="subtitle" presentation:user-transformed="true">
          <draw:text-box>
            <text:p text:style-name="P27"><text:span text:style-name="T7"/></text:p>
            <text:p text:style-name="P27"><text:span text:style-name="T7">const Person = (props) =&gt; {</text:span></text:p>
            <text:p text:style-name="P27"><text:span text:style-name="T7"><text:tab/></text:span><text:span text:style-name="T7">return (</text:span></text:p>
            <text:p text:style-name="P27"><text:span text:style-name="T7"><text:s text:c="4"/></text:span><text:span text:style-name="T7"><text:tab/></text:span><text:span text:style-name="T7">&lt;div&gt;</text:span></text:p>
            <text:p text:style-name="P27"><text:span text:style-name="T7"><text:tab/></text:span><text:span text:style-name="T7"> <text:s text:c="5"/></text:span><text:span text:style-name="T7">&lt;h3&gt;{props.name}&lt;/h3&gt;</text:span></text:p>
            <text:p text:style-name="P27"><text:span text:style-name="T7"><text:s text:c="4"/></text:span><text:span text:style-name="T7"><text:tab/></text:span><text:span text:style-name="T7"> <text:s/></text:span><text:span text:style-name="T7">&lt;h4&gt;{props.buildingName}&lt;/h4&gt;</text:span></text:p>
            <text:p text:style-name="P27"><text:span text:style-name="T7"><text:tab/></text:span><text:span text:style-name="T7"> <text:s text:c="5"/></text:span><text:span text:style-name="T7">&lt;h5&gt;PinCode - {props.pinCode}&lt;/h5&gt;</text:span></text:p>
            <text:p text:style-name="P27"><text:span text:style-name="T7"><text:s text:c="4"/></text:span><text:span text:style-name="T7"><text:tab/></text:span><text:span text:style-name="T7">&lt;/div&gt;</text:span></text:p>
            <text:p text:style-name="P27"><text:span text:style-name="T7"><text:s text:c="2"/></text:span><text:span text:style-name="T7"><text:tab/></text:span><text:span text:style-name="T7">);</text:span></text:p>
            <text:p text:style-name="P27"><text:span text:style-name="T7">}</text:span></text:p>
            <text:p text:style-name="P27"><text:span text:style-name="T7"/></text:p>
            <text:p text:style-name="P27"><text:span text:style-name="T7">ReactDOM.render(</text:span></text:p>
            <text:p text:style-name="P27"><text:span text:style-name="T7"><text:tab/></text:span><text:span text:style-name="T7">&lt;Person</text:span></text:p>
            <text:p text:style-name="P27"><text:span text:style-name="T7"><text:tab/></text:span><text:span text:style-name="T7"><text:tab/></text:span><text:span text:style-name="T7">name="Kreeti Technology"</text:span></text:p>
            <text:p text:style-name="P27"><text:span text:style-name="T7"><text:tab/></text:span><text:span text:style-name="T7"><text:tab/></text:span><text:span text:style-name="T7">buildingName="Godrej Genisis"</text:span></text:p>
            <text:p text:style-name="P27"><text:span text:style-name="T7"><text:tab/></text:span><text:span text:style-name="T7"><text:tab/></text:span><text:span text:style-name="T7">pinCode="700901"</text:span></text:p>
            <text:p text:style-name="P27"><text:span text:style-name="T7"><text:tab/></text:span><text:span text:style-name="T7">/&gt;,</text:span></text:p>
            <text:p text:style-name="P27"><text:span text:style-name="T7"><text:tab/></text:span><text:span text:style-name="T7">document.getElementById('</text:span><text:span text:style-name="T16">root</text:span><text:span text:style-name="T7">')</text:span></text:p>
            <text:p text:style-name="P27"><text:span text:style-name="T7">);</text:span></text:p>
          </draw:text-box>
        </draw:frame>
        <draw:frame presentation:style-name="pr15" draw:text-style-name="P28" draw:layer="layout" svg:width="25.199cm" svg:height="3.712cm" svg:x="1.2cm" svg:y="17.238cm">
          <draw:text-box>
            <text:p text:style-name="P27"><text:span text:style-name="T7"/></text:p>
            <text:p text:style-name="P27"><text:span text:style-name="T6">Output:-</text:span></text:p>
            <text:p text:style-name="P27"><text:span text:style-name="T6"/></text:p>
            <text:p text:style-name="P27"><text:span text:style-name="T7"/></text:p>
          </draw:text-box>
        </draw:frame>
        <draw:frame presentation:style-name="pr17" draw:text-style-name="P35" draw:layer="layout" svg:width="25.199cm" svg:height="2.2cm" svg:x="1cm" svg:y="0.4cm">
          <draw:text-box>
            <text:p text:style-name="P34"><text:span text:style-name="T26">Example 2.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Liberation Mono2" svg:font-family="'Liberation Mono', 'Nimbus Mono L', 'DejaVu Sans Mono'" style:font-family-generic="swiss" style:font-pitch="fixed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2T14:28:07.491276951</meta:creation-date>
    <dc:date>2019-06-03T00:07:37.997163432</dc:date>
    <meta:editing-duration>PT55M36S</meta:editing-duration>
    <meta:editing-cycles>9</meta:editing-cycles>
    <meta:generator>LibreOffice/5.1.6.2$Linux_X86_64 LibreOffice_project/10m0$Build-2</meta:generator>
    <meta:document-statistic meta:object-count="118"/>
  </office:meta>
</office:document-meta>
</file>